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outline1">
      <style:graphic-properties fo:min-height="10.799cm"/>
    </style:style>
    <style:style style:name="pr12" style:family="presentation" style:parent-style-name="UPF-master-notes">
      <style:graphic-properties draw:fill-color="#ffffff" fo:min-height="12.793cm"/>
    </style:style>
    <style:style style:name="pr13" style:family="presentation" style:parent-style-name="UPF-master-title">
      <style:graphic-properties draw:auto-grow-height="true" fo:min-height="3.18cm"/>
    </style:style>
    <style:style style:name="pr14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3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3" fo:font-size="15pt"/>
    </style:style>
    <style:style style:name="P17" style:family="paragraph">
      <style:text-properties fo:color="#000000" style:font-name="Arial3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/>
    </style:style>
    <style:style style:name="P19" style:family="paragraph">
      <style:paragraph-properties fo:text-align="start"/>
      <style:text-properties fo:color="#000000" style:font-name="Arial3" fo:font-size="15pt"/>
    </style:style>
    <style:style style:name="P20" style:family="paragraph">
      <style:text-properties fo:color="#000000" style:font-name="Arial3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3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26" style:family="paragraph">
      <style:text-properties fo:color="#000000" style:font-name="Arial2" fo:font-size="16pt" fo:font-style="normal" fo:font-weight="normal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font-name="Arial3" fo:font-size="15pt" style:font-size-asian="18pt" style:font-size-complex="18pt"/>
    </style:style>
    <style:style style:name="T7" style:family="text">
      <style:text-properties fo:color="#000000" style:text-line-through-style="none" style:text-line-through-type="none" style:font-name="Arial3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font-name="Arial3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Arial3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font-name="Arial3" fo:font-size="15pt"/>
    </style:style>
    <style:style style:name="T11" style:family="text">
      <style:text-properties fo:color="#000000" style:text-line-through-style="none" style:text-line-through-type="none" style:font-name="Arial3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2" style:family="text">
      <style:text-properties fo:color="#000000" style:text-position="-20% 61%" style:font-name="Arial3" fo:font-size="15pt"/>
    </style:style>
    <style:style style:name="T13" style:family="text">
      <style:text-properties fo:color="#800000" style:text-line-through-style="none" style:text-line-through-type="none" style:font-name="Arial3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6pt" fo:font-style="normal" fo:font-weight="normal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 presentation:use-date-time-name="dtd1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Harmonic plus residual model</text:span></text:p>
                <text:list>
                  <text:list-item>
                    <text:p text:style-name="P10"><text:span text:style-name="T4">Pitch transposition</text:span></text:p>
                  </text:list-item>
                </text:list>
              </text:list-item>
              <text:list-item>
                <text:p text:style-name="P11"><text:span text:style-name="T4">Harmonic plus stochastic model</text:span></text:p>
                <text:list>
                  <text:list-item>
                    <text:p text:style-name="P10"><text:span text:style-name="T4">Time stretch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5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646cm" svg:y="6.0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1.05cm" svg:y="5.9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24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81cm" svg:height="0.84cm" svg:x="16.471cm" svg:y="10.414cm">
          <draw:text-box>
            <text:p><text:span text:style-name="T10">Yh'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94cm" svg:height="0.94cm" svg:x="21.747cm" svg:y="9.7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693cm" svg:y="9.7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1.151cm" svg:y="9.687cm">
          <draw:text-box>
            <text:p><text:span text:style-name="T10">p</text:span><text:span text:style-name="T12">h'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 presentation:use-date-time-name="dtd1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Pich transposition</text:p>
              </text:list-header>
            </text:list>
          </draw:text-box>
        </draw:frame>
        <draw:custom-shape draw:name="CuadroTexto 5" draw:style-name="gr31" draw:text-style-name="P8" draw:layer="layout" svg:width="17.991cm" svg:height="3.093cm" svg:x="2.122cm" svg:y="3.812cm">
          <text:list text:style-name="L2">
            <text:list-header>
              <text:p text:style-name="P24"><text:span text:style-name="T14">pitch shifting</text:span></text:p>
            </text:list-header>
            <text:list-item>
              <text:p text:style-name="P24"><text:span text:style-name="T14">frequency stretching <text:s text:c="4"/></text:span></text:p>
              <text:p text:style-name="P2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use-date-time-name="dtd1">
        <office:forms form:automatic-focus="false" form:apply-design-mode="false"/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5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146cm" svg:y="5.7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092cm" svg:y="5.7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0.55cm" svg:y="5.6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24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81cm" svg:height="0.84cm" svg:x="16.594cm" svg:y="13.114cm">
          <draw:text-box>
            <text:p><text:span text:style-name="T10">Yh'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94cm" svg:height="0.94cm" svg:x="21.247cm" svg:y="11.2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193cm" svg:y="11.2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0.651cm" svg:y="11.187cm">
          <draw:text-box>
            <text:p><text:span text:style-name="T10">p</text:span><text:span text:style-name="T12">h'</text:span></text:p>
          </draw:text-box>
        </draw:frame>
        <draw:custom-shape draw:name="Rectángulo 44" draw:style-name="gr10" draw:text-style-name="P25" draw:layer="layout" svg:width="3.556cm" svg:height="1.971cm" svg:x="4.51cm" svg:y="11.969cm">
          <text:p text:style-name="P14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5" draw:layer="layout" svg:width="4.488cm" svg:height="1.316cm" svg:x="10.019cm" svg:y="12.32cm">
          <text:p text:style-name="P14"><text:span text:style-name="T15">Stochastic </text:span><text:span text:style-name="T15"><text:line-break/></text:span><text:span text:style-name="T15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2" draw:text-style-name="P25" draw:layer="layout" svg:width="4.08cm" svg:height="1.328cm" svg:x="10.383cm" svg:y="8.063cm">
          <text:p text:style-name="P14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6" draw:layer="layout" svg:width="2.242cm" svg:height="1.216cm" svg:x="7.873cm" svg:y="13.062cm">
          <draw:text-box>
            <text:p><text:span text:style-name="T16">&lt;Yst[k]</text:span></text:p>
          </draw:text-box>
        </draw:frame>
        <draw:frame draw:style-name="gr34" draw:text-style-name="P26" draw:layer="layout" svg:width="2.204cm" svg:height="1.06cm" svg:x="12.636cm" svg:y="9.355cm">
          <draw:text-box>
            <text:p><text:span text:style-name="T16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4" draw:text-style-name="P26" draw:layer="layout" svg:width="2.314cm" svg:height="1.06cm" svg:x="12.636cm" svg:y="11.355cm">
          <draw:text-box>
            <text:p><text:span text:style-name="T16">|Yst'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3" draw:text-style-name="P26" draw:layer="layout" svg:width="2.168cm" svg:height="1.216cm" svg:x="14.373cm" svg:y="13.062cm">
          <draw:text-box>
            <text:p><text:span text:style-name="T16">Yst'[k]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6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0" presentation:use-date-time-name="dtd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Time stretching</text:p>
          </draw:text-box>
        </draw:frame>
        <draw:frame presentation:style-name="pr10" draw:layer="layout" svg:width="22.859cm" svg:height="11.049cm" svg:x="1.27cm" svg:y="4.45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7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" presentation:use-date-time-name="dtd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Morphing</text:p>
          </draw:text-box>
        </draw:frame>
        <draw:frame presentation:style-name="pr11" draw:layer="layout" svg:width="22.859cm" svg:height="11.049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43cm" svg:height="10.66cm" svg:x="2.887cm" svg:y="2.16cm" draw:page-number="8" presentation:class="page"/>
          <draw:frame presentation:style-name="pr1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5" draw:master-page-name="UPF-master" presentation:presentation-page-layout-name="AL3T1">
        <office:forms form:automatic-focus="false" form:apply-design-mode="false"/>
        <draw:frame presentation:style-name="pr13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1" draw:text-style-name="P27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17">More information on this topic from Wikipedia:</text:span></text:p>
                <text:list>
                  <text:list-item>
                    <text:p><text:span text:style-name="T18">http://en.wikipedia.org/wiki/Sound_effects</text:span></text:p>
                  </text:list-item>
                  <text:list-item>
                    <text:p><text:span text:style-name="T18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8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19">Sounds used taken from Freesound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0">All slides and code produced for this course are released using the CC Attribution-Noncommercial-Share Alike license or the Affero GPL license and available from </text:span><text:span text:style-name="T20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14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0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3-23T10:02:19.198528000</dc:date>
    <meta:print-date>1997-08-12T21:40:10</meta:print-date>
    <meta:editing-cycles>134</meta:editing-cycles>
    <meta:editing-duration>P4DT16H31M11S</meta:editing-duration>
    <meta:generator>LibreOffice/4.2.1.1$MacOSX_X86_64 LibreOffice_project/d7dbbd7842e6a58b0f521599204e827654e1fb8b</meta:generator>
    <meta:document-statistic meta:object-count="210"/>
  </office:meta>
</office:document-meta>
</file>